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Wedgie Medium" svg:font-family="'Wedgie Medium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9" style:family="table">
      <style:table-properties style:width="15.584cm" table:align="left" style:writing-mode="lr-tb"/>
    </style:style>
    <style:style style:name="Tabela9.A" style:family="table-column">
      <style:table-column-properties style:column-width="2.461cm"/>
    </style:style>
    <style:style style:name="Tabela9.B" style:family="table-column">
      <style:table-column-properties style:column-width="3.757cm"/>
    </style:style>
    <style:style style:name="Tabela9.C" style:family="table-column">
      <style:table-column-properties style:column-width="2.408cm"/>
    </style:style>
    <style:style style:name="Tabela9.D" style:family="table-column">
      <style:table-column-properties style:column-width="6.959cm"/>
    </style:style>
    <style:style style:name="Tabela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D1" style:family="table-cell">
      <style:table-cell-properties fo:background-color="#c0c0c0" fo:padding="0.097cm" fo:border="0.05pt solid #000000">
        <style:background-image/>
      </style:table-cell-properties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none" fo:border-top="none" fo:border-bottom="0.05pt solid #000000"/>
    </style:style>
    <style:style style:name="Tabela9.C2" style:family="table-cell">
      <style:table-cell-properties fo:padding="0.097cm" fo:border-left="0.05pt solid #000000" fo:border-right="none" fo:border-top="none" fo:border-bottom="0.05pt solid #000000"/>
    </style:style>
    <style:style style:name="Tabela9.D2" style:family="table-cell">
      <style:table-cell-properties fo:padding="0.097cm" fo:border-left="0.05pt solid #000000" fo:border-right="0.05pt solid #000000" fo:border-top="none" fo:border-bottom="0.05pt solid #000000"/>
    </style:style>
    <style:style style:name="SemanticAnnotation-ref-tbescopo" style:family="table">
      <style:table-properties style:width="15.998cm" table:align="margins" style:writing-mode="lr-tb"/>
    </style:style>
    <style:style style:name="SemanticAnnotation-ref-tbescopo.A" style:family="table-column">
      <style:table-column-properties style:column-width="15.998cm" style:rel-column-width="65535*"/>
    </style:style>
    <style:style style:name="SemanticAnnotation-ref-tbescopo.A1" style:family="table-cell">
      <style:table-cell-properties fo:padding="0.097cm" fo:border="0.05pt solid #000000"/>
    </style:style>
    <style:style style:name="SemanticAnnotation-ref-tbrf" style:family="table">
      <style:table-properties style:width="15.6cm" fo:margin-left="0cm" fo:margin-right="-0.011cm" table:align="margins" style:writing-mode="lr-tb"/>
    </style:style>
    <style:style style:name="SemanticAnnotation-ref-tbrf.A" style:family="table-column">
      <style:table-column-properties style:column-width="2.625cm" style:rel-column-width="11027*"/>
    </style:style>
    <style:style style:name="SemanticAnnotation-ref-tbrf.B" style:family="table-column">
      <style:table-column-properties style:column-width="7.952cm" style:rel-column-width="33404*"/>
    </style:style>
    <style:style style:name="SemanticAnnotation-ref-tbrf.C" style:family="table-column">
      <style:table-column-properties style:column-width="2.173cm" style:rel-column-width="9130*"/>
    </style:style>
    <style:style style:name="SemanticAnnotation-ref-tbrf.D" style:family="table-column">
      <style:table-column-properties style:column-width="2.85cm" style:rel-column-width="11974*"/>
    </style:style>
    <style:style style:name="SemanticAnnotation-ref-tbrf.1" style:family="table-row">
      <style:table-row-properties fo:keep-together="auto"/>
    </style:style>
    <style:style style:name="SemanticAnnotation-ref-tbrf.A1" style:family="table-cell">
      <style:table-cell-properties style:vertical-align="top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SemanticAnnotation-ref-tbrf.D1" style:family="table-cell">
      <style:table-cell-properties style:vertical-align="top" fo:background-color="#c0c0c0" fo:padding="0.097cm" fo:border="0.05pt solid #000000" style:writing-mode="lr-tb">
        <style:background-image/>
      </style:table-cell-properties>
    </style:style>
    <style:style style:name="SemanticAnnotation-ref-tbrf.A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SemanticAnnotation-ref-tbrf.B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SemanticAnnotation-ref-tbrf.C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SemanticAnnotation-ref-tbrf.D2" style:family="table-cell">
      <style:table-cell-properties style:vertical-align="top" fo:padding="0.097cm" fo:border="0.05pt solid #000000" style:writing-mode="lr-tb"/>
    </style:style>
    <style:style style:name="Tabela1" style:family="table">
      <style:table-properties style:width="15.6cm" fo:margin-left="0cm" fo:margin-right="-0.011cm" table:align="margins" style:writing-mode="lr-tb"/>
    </style:style>
    <style:style style:name="Tabela1.A" style:family="table-column">
      <style:table-column-properties style:column-width="2.625cm" style:rel-column-width="11027*"/>
    </style:style>
    <style:style style:name="Tabela1.B" style:family="table-column">
      <style:table-column-properties style:column-width="7.952cm" style:rel-column-width="33404*"/>
    </style:style>
    <style:style style:name="Tabela1.C" style:family="table-column">
      <style:table-column-properties style:column-width="2.173cm" style:rel-column-width="9130*"/>
    </style:style>
    <style:style style:name="Tabela1.D" style:family="table-column">
      <style:table-column-properties style:column-width="2.85cm" style:rel-column-width="11974*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.D1" style:family="table-cell">
      <style:table-cell-properties style:vertical-align="top" fo:background-color="#c0c0c0" fo:padding="0.097cm" fo:border="0.05pt solid #000000" style:writing-mode="lr-tb">
        <style:background-image/>
      </style:table-cell-properties>
    </style:style>
    <style:style style:name="Tabela1.A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ela1.B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ela1.C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ela1.D2" style:family="table-cell">
      <style:table-cell-properties style:vertical-align="top" fo:padding="0.097cm" fo:border="0.05pt solid #000000" style:writing-mode="lr-tb"/>
    </style:style>
    <style:style style:name="SemanticAnnotation-ref-tbrnf" style:family="table">
      <style:table-properties style:width="15.6cm" fo:margin-left="0cm" fo:margin-right="-0.011cm" table:align="margins" style:writing-mode="lr-tb"/>
    </style:style>
    <style:style style:name="SemanticAnnotation-ref-tbrnf.A" style:family="table-column">
      <style:table-column-properties style:column-width="2.596cm" style:rel-column-width="1558*"/>
    </style:style>
    <style:style style:name="SemanticAnnotation-ref-tbrnf.B" style:family="table-column">
      <style:table-column-properties style:column-width="5.898cm" style:rel-column-width="3539*"/>
    </style:style>
    <style:style style:name="SemanticAnnotation-ref-tbrnf.C" style:family="table-column">
      <style:table-column-properties style:column-width="2.919cm" style:rel-column-width="1752*"/>
    </style:style>
    <style:style style:name="SemanticAnnotation-ref-tbrnf.D" style:family="table-column">
      <style:table-column-properties style:column-width="1.991cm" style:rel-column-width="1195*"/>
    </style:style>
    <style:style style:name="SemanticAnnotation-ref-tbrnf.E" style:family="table-column">
      <style:table-column-properties style:column-width="2.193cm" style:rel-column-width="1316*"/>
    </style:style>
    <style:style style:name="SemanticAnnotation-ref-tbrnf.1" style:family="table-row">
      <style:table-row-properties fo:keep-together="auto"/>
    </style:style>
    <style:style style:name="SemanticAnnotation-ref-tbrnf.A1" style:family="table-cell">
      <style:table-cell-properties style:vertical-align="top" fo:background-color="#c0c0c0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SemanticAnnotation-ref-tbrnf.A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SemanticAnnotation-ref-tbrnf.B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SemanticAnnotation-ref-tbrnf.C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SemanticAnnotation-ref-tbrnf.D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SemanticAnnotation-ref-tbrnf.E2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P1" style:family="paragraph" style:parent-style-name="Header">
      <style:text-properties style:font-name="Verdana" fo:font-size="10pt" style:font-size-asian="10pt" style:font-size-complex="10pt"/>
    </style:style>
    <style:style style:name="P2" style:family="paragraph" style:parent-style-name="Header">
      <style:paragraph-properties fo:text-align="end" style:justify-single-word="false"/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Times New Roman1" fo:font-size="12pt"/>
    </style:style>
    <style:style style:name="P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officeooo:rsid="0009e31f" officeooo:paragraph-rsid="0009e31f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09e31f" officeooo:paragraph-rsid="0009e31f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style:snap-to-layout-grid="false"/>
      <style:text-properties fo:font-size="12pt" officeooo:rsid="000a980a" officeooo:paragraph-rsid="000a980a" style:font-size-asian="12pt" style:font-size-complex="12pt"/>
    </style:style>
    <style:style style:name="P13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style:font-size-asian="12pt" style:font-size-complex="12pt"/>
    </style:style>
    <style:style style:name="P14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officeooo:rsid="0009f6d4" officeooo:paragraph-rsid="0009f6d4" style:font-size-asian="12pt" style:font-size-complex="12pt"/>
    </style:style>
    <style:style style:name="P15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officeooo:rsid="000a980a" officeooo:paragraph-rsid="000a980a" style:font-size-asian="12pt" style:font-size-complex="12pt"/>
    </style:style>
    <style:style style:name="P16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officeooo:rsid="000c6777" officeooo:paragraph-rsid="000c6777" style:font-size-asian="12pt" style:font-size-complex="12pt"/>
    </style:style>
    <style:style style:name="P17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8" style:family="paragraph" style:parent-style-name="Table_20_Contents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officeooo:rsid="000a980a" officeooo:paragraph-rsid="000a980a" style:font-size-asian="12pt" style:font-size-complex="12pt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rsid="000e4914" officeooo:paragraph-rsid="000e4914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107326"/>
    </style:style>
    <style:style style:name="P22" style:family="paragraph" style:parent-style-name="Standard">
      <style:text-properties officeooo:rsid="000e4914" officeooo:paragraph-rsid="000e4914"/>
    </style:style>
    <style:style style:name="P2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24" style:family="paragraph" style:parent-style-name="Standard">
      <style:paragraph-properties fo:margin-left="0.014cm" fo:margin-right="0.014cm" fo:text-align="justify" style:justify-single-word="false" fo:text-indent="0cm" style:auto-text-indent="false" style:snap-to-layout-grid="false">
        <style:tab-stops>
          <style:tab-stop style:position="1.187cm"/>
        </style:tab-stops>
      </style:paragraph-properties>
      <style:text-properties fo:font-size="12pt" officeooo:rsid="000e4914" officeooo:paragraph-rsid="000e4914" style:font-size-asian="12pt" style:font-size-complex="12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07326"/>
    </style:style>
    <style:style style:name="P26" style:family="paragraph" style:parent-style-name="EstiloRAF">
      <style:paragraph-properties fo:margin-top="0.212cm" fo:margin-bottom="0cm" loext:contextual-spacing="false"/>
      <style:text-properties fo:font-size="14pt" fo:font-weight="bold" style:font-size-asian="14pt" style:font-weight-asian="bold" style:font-size-complex="14pt"/>
    </style:style>
    <style:style style:name="P27" style:family="paragraph" style:parent-style-name="EstiloRAF">
      <style:paragraph-properties fo:margin-top="0.212cm" fo:margin-bottom="0cm" loext:contextual-spacing="false" fo:break-before="page"/>
      <style:text-properties fo:font-size="14pt" fo:font-weight="bold" style:font-size-asian="14pt" style:font-weight-asian="bold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300dc"/>
    </style:style>
    <style:style style:name="T4" style:family="text">
      <style:text-properties officeooo:rsid="0009e31f"/>
    </style:style>
    <style:style style:name="T5" style:family="text">
      <style:text-properties officeooo:rsid="000e4914"/>
    </style:style>
    <style:style style:name="T6" style:family="text">
      <style:text-properties fo:font-size="12pt" fo:font-weight="bold" style:font-size-asian="12pt" style:font-weight-asian="bold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[completeText]];instance({content},http://localhost/ontologies/SE/onto.owl#Projeto,$projeto);" text:name="hf001"/>
        <text:user-field-decl office:value-type="string" office:string-value="[[break with ',' into 'var']];instance({slice},http://localhost/ontologies/SE/onto.owl#Pessoa,$pessoa);property($pessoa,http://localhost/ontologies/SE/onto.owl#estaEnvolvidoEm,$projeto);" text:name="hf002"/>
        <text:user-field-decl office:value-type="string" office:string-value="[[ignorerow 0]];[[at 0]];instance({content},http://localhost/ontologies/SE/onto.owl#RequisitoFuncional,#req);property(#req,http://localhost/ontologies/SE/onto.owl#artefatoProduzidoEm,$projeto);[[at 1]];property(#req,http://localhost/ontologies/SE/onto.owl#descricao,{content});[[at 2]];property(#req,http://localhost/ontologies/SE/onto.owl#categoria,{content});[[at 3];property(#req,http://localhost/ontologies/SE/onto.owl#valorEscopo,{content});[[at 4]];property(#req,http://localhost/ontologies/SE/onto.owl#prioridade,{content});[[at 4 break with ',']];instance({slice},http://localhost/ontologies/SE/onto.owl#Requisito,#reqlinha);property(#req,http://localhost/ontologies/SE/onto.owl#relacionadoCom,#reqlinha);" text:name="tbrf"/>
        <text:user-field-decl office:value-type="string" office:string-value="[[ignorerow 0]];[[at 0]];instance({content},http://localhost/ontologies/SE/onto.owl#RegraNegocio,#regra;[[at 1]];property(#req,http://localhost/ontologies/SE/onto.owl#descricao,{content});[[at 4]];property(#req,http://localhost/ontologies/SE/onto.owl#prioridade,{content});[[at 4 break with ',']];instance({slice},http://localhost/ontologies/SE/onto.owl#Requisito,#reqlinha);property(#regra,http://localhost/ontologies/SE/onto.owl#relacionadoCom,#reqlinha);" text:name="tbrn"/>
        <text:user-field-decl office:value-type="string" office:string-value="[[ignorerow 0]];[[at 0]];instance({content},http://localhost/ontologies/SE/onto.owl#RequisitoNaoFuncional,#req);property(#req,http://localhost/ontologies/SE/onto.owl#artefatoProduzidoEm,$projeto);[[at 1]];property(#req,http://localhost/ontologies/SE/onto.owl#descricao,{content});[[at 2]];property(#req,http://localhost/ontologies/SE/onto.owl#categoria,{content});[[at 3];property(#req,http://localhost/ontologies/SE/onto.owl#valorEscopo,{content});[[at 4]];property(#req,http://localhost/ontologies/SE/onto.owl#prioridade,{content});[[at 4 break with ',']];instance({slice},http://localhost/ontologies/SE/onto.owl#Requisito,#reqlinha);property(#req,http://localhost/ontologies/SE/onto.owl#relacionadoCom,#reqlinha);" text:name="tbrnf"/>
        <text:user-field-decl office:value-type="string" office:string-value="[[at 0]];instance(escopo_$projeto,http://localhost/ontologies/SE/onto.owl#Escopo,$escopo);property($escopo,http://localhost/ontologies/SE/onto.owl#descricao,{content});property($escopo,http://localhost/ontologies/SE/onto.owl#escopoDoProjeto,$projeto);" text:name="tbEscopo"/>
        <text:user-field-decl office:value-type="string" office:string-value="true" text:name="SemanticDocument"/>
      </text:user-field-decls>
      <text:p text:style-name="P19">Documento de Requisitos</text:p>
      <text:p text:style-name="Standard"/>
      <text:p text:style-name="P3"/>
      <text:p text:style-name="Standard"><text:span text:style-name="T1">Projeto</text:span>: <text:span text:style-name="SemanticAnnotation-ref-hf001"><text:span text:style-name="T4">Sipac</text:span></text:span></text:p>
      <text:p text:style-name="Standard"/>
      <text:p text:style-name="Standard"><text:span text:style-name="T2">Registro de Alterações</text:span>:</text:p>
      <text:p text:style-name="Standard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>
          <table:table-cell table:style-name="Tabela9.A1" office:value-type="string">
            <text:p text:style-name="P9">Versão</text:p>
          </table:table-cell>
          <table:table-cell table:style-name="Tabela9.A1" office:value-type="string">
            <text:p text:style-name="P9">Responsável</text:p>
          </table:table-cell>
          <table:table-cell table:style-name="Tabela9.A1" office:value-type="string">
            <text:p text:style-name="P9">Data</text:p>
          </table:table-cell>
          <table:table-cell table:style-name="Tabela9.D1" office:value-type="string">
            <text:p text:style-name="P9">Alterações</text:p>
          </table:table-cell>
        </table:table-row>
        <table:table-row>
          <table:table-cell table:style-name="Tabela9.A2" office:value-type="string">
            <text:p text:style-name="P10">1.0</text:p>
          </table:table-cell>
          <table:table-cell table:style-name="Tabela9.B2" office:value-type="string">
            <text:p text:style-name="P10">Cristian Anterio</text:p>
            <text:p text:style-name="P10">Danilo Oliveira</text:p>
            <text:p text:style-name="P10">Ramon <text:span text:style-name="T5">Pereira</text:span></text:p>
          </table:table-cell>
          <table:table-cell table:style-name="Tabela9.C2" office:value-type="string">
            <text:p text:style-name="P10">12/03/2016</text:p>
          </table:table-cell>
          <table:table-cell table:style-name="Tabela9.D2" office:value-type="string">
            <text:p text:style-name="P11">-</text:p>
          </table:table-cell>
        </table:table-row>
      </table:table>
      <text:p text:style-name="Standard"/>
      <text:p text:style-name="Standard"/>
      <text:p text:style-name="P4">1. Introdução</text:p>
      <text:p text:style-name="Standard"/>
      <text:p text:style-name="P7">Este documento apresenta os requisitos de usuário do sistema <text:span text:style-name="T4">Sipac</text:span> e está organizado da seguinte forma: a seção 2 contém uma descrição do propósito do sistema; a seção 3 apresenta uma descrição do minimundo apresentando o problema; e a seção 4 apresenta a lista de requisitos de usuário levantados junto ao cliente.</text:p>
      <text:p text:style-name="Standard"/>
      <text:p text:style-name="Standard"/>
      <text:p text:style-name="P4">2. Descrição do Propósito do Sistema</text:p>
      <text:p text:style-name="Standard"/>
      <text:p text:style-name="P8">O Sipac tem como propósito automatizar a integração de dados e possibilitar geração de relatórios para tomada de decisão por parte dos pesquisadore do Incaper de forma rápida e precisa.</text:p>
      <text:p text:style-name="Standard"/>
      <text:p text:style-name="Standard"/>
      <text:p text:style-name="P4">3. Descrição do Minimundo</text:p>
      <text:p text:style-name="Standard"/>
      <table:table table:name="SemanticAnnotation-ref-tbescopo" table:style-name="SemanticAnnotation-ref-tbescopo">
        <table:table-column table:style-name="SemanticAnnotation-ref-tbescopo.A"/>
        <table:table-row>
          <table:table-cell table:style-name="SemanticAnnotation-ref-tbescopo.A1" office:value-type="string">
            <text:p text:style-name="P20">O Incaper é um órgão público de pesquisa com o foco na agropecuária. Atualmente os pesquisadores tem que manipular dados em planilhas no Excel. Esses dados são manipulados de forma repetitiva e manual. Dessa forma, perde-se muito tempo organizando as planilhas e, além disso, os dados podem ficar com a integridade comprometida devido à manipulações manuais. O sistema proposto deverá permitir o cadastro de produtos, produção e regiões, para que possibilite gerar relatórios para os pesquisadores. O sistema deverá ter interface web, ser de fácil utilização (intuitivo) e permitir que apenas usuários do Incaper o utilize.</text:p>
          </table:table-cell>
        </table:table-row>
      </table:table>
      <text:p text:style-name="Standard"/>
      <text:p text:style-name="Standard"/>
      <text:p text:style-name="P26"/>
      <text:p text:style-name="P27">4. Requisitos de Usuário</text:p>
      <text:p text:style-name="Standard"/>
      <text:p text:style-name="P21">Tomando por base o contexto do sistema, foram identificados os seguintes requisitos de usuário:</text:p>
      <text:p text:style-name="P25"><text:span text:style-name="T6"/></text:p>
      <text:p text:style-name="P25"><text:span text:style-name="T6">Requisitos Funcionais</text:span></text:p>
      <text:p text:style-name="P6"/>
      <table:table table:name="SemanticAnnotation-ref-tbrf" table:style-name="SemanticAnnotation-ref-tbrf">
        <table:table-column table:style-name="SemanticAnnotation-ref-tbrf.A"/>
        <table:table-column table:style-name="SemanticAnnotation-ref-tbrf.B"/>
        <table:table-column table:style-name="SemanticAnnotation-ref-tbrf.C"/>
        <table:table-column table:style-name="SemanticAnnotation-ref-tbrf.D"/>
        <table:table-row table:style-name="SemanticAnnotation-ref-tbrf.1">
          <table:table-cell table:style-name="SemanticAnnotation-ref-tbrf.A1" office:value-type="string">
            <text:p text:style-name="Standard">Identificador</text:p>
          </table:table-cell>
          <table:table-cell table:style-name="SemanticAnnotation-ref-tbrf.A1" office:value-type="string">
            <text:p text:style-name="P17">Descrição</text:p>
          </table:table-cell>
          <table:table-cell table:style-name="SemanticAnnotation-ref-tbrf.A1" office:value-type="string">
            <text:p text:style-name="P17">Prioridade</text:p>
          </table:table-cell>
          <table:table-cell table:style-name="SemanticAnnotation-ref-tbrf.D1" office:value-type="string">
            <text:p text:style-name="P17">Depende de</text:p>
          </table:table-cell>
        </table:table-row>
        <table:table-row table:style-name="SemanticAnnotation-ref-tbrf.1">
          <table:table-cell table:style-name="SemanticAnnotation-ref-tbrf.A2" office:value-type="string">
            <text:p text:style-name="P12">RF01</text:p>
            <text:p text:style-name="P12">RF02</text:p>
            <text:p text:style-name="P12">RF03</text:p>
            <text:p text:style-name="P12">RF04</text:p>
            <text:p text:style-name="P12">RF05</text:p>
            <text:p text:style-name="P12">RF06</text:p>
            <text:p text:style-name="P12">RF07</text:p>
            <text:p text:style-name="P12">RF08</text:p>
          </table:table-cell>
          <table:table-cell table:style-name="SemanticAnnotation-ref-tbrf.B2" office:value-type="string">
            <text:p text:style-name="P14">Cadastrar Produtos</text:p>
            <text:p text:style-name="P14">Cadastrar Preço de Produtos</text:p>
            <text:p text:style-name="P14">Cadastrar Grupos de Produtos</text:p>
            <text:p text:style-name="P14">Cadastrar Produção</text:p>
            <text:p text:style-name="P14">Cadastrar Municípios</text:p>
            <text:p text:style-name="P14">Cadastrar Microrregiões</text:p>
            <text:p text:style-name="P14">Cadastrar Mesorregiões</text:p>
            <text:p text:style-name="P14">Cadastrar Estados</text:p>
          </table:table-cell>
          <table:table-cell table:style-name="SemanticAnnotation-ref-tbrf.C2" office:value-type="string">
            <text:p text:style-name="P15">Alta</text:p>
            <text:p text:style-name="P15">Média</text:p>
            <text:p text:style-name="P15">Média</text:p>
            <text:p text:style-name="P15">Alta</text:p>
            <text:p text:style-name="P15">Alta</text:p>
            <text:p text:style-name="P15">Alta</text:p>
            <text:p text:style-name="P15">Alta</text:p>
            <text:p text:style-name="P15">Alta</text:p>
          </table:table-cell>
          <table:table-cell table:style-name="SemanticAnnotation-ref-tbrf.D2" office:value-type="string">
            <text:p text:style-name="P13">-</text:p>
            <text:p text:style-name="P18">RF01</text:p>
            <text:p text:style-name="P18">-</text:p>
            <text:p text:style-name="P18">RF01, RF05</text:p>
            <text:p text:style-name="P18">RF06</text:p>
            <text:p text:style-name="P18">RF07</text:p>
            <text:p text:style-name="P18">RF08</text:p>
            <text:p text:style-name="P18">-</text:p>
          </table:table-cell>
        </table:table-row>
      </table:table>
      <text:p text:style-name="P5"/>
      <text:p text:style-name="P5"/>
      <text:p text:style-name="P6">Regras de Negócio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Standard">Identificador</text:p>
          </table:table-cell>
          <table:table-cell table:style-name="Tabela1.A1" office:value-type="string">
            <text:p text:style-name="P17">Descrição</text:p>
          </table:table-cell>
          <table:table-cell table:style-name="Tabela1.A1" office:value-type="string">
            <text:p text:style-name="P17">Prioridade</text:p>
          </table:table-cell>
          <table:table-cell table:style-name="Tabela1.D1" office:value-type="string">
            <text:p text:style-name="P17">Depende de</text:p>
          </table:table-cell>
        </table:table-row>
        <table:table-row table:style-name="Tabela1.1">
          <table:table-cell table:style-name="Tabela1.A2" office:value-type="string">
            <text:p text:style-name="P12">RN01</text:p>
          </table:table-cell>
          <table:table-cell table:style-name="Tabela1.B2" office:value-type="string">
            <text:p text:style-name="P16">Utilizado apenas por pesquisadores do Incaper</text:p>
          </table:table-cell>
          <table:table-cell table:style-name="Tabela1.C2" office:value-type="string">
            <text:p text:style-name="P16">Alta</text:p>
          </table:table-cell>
          <table:table-cell table:style-name="Tabela1.D2" office:value-type="string">
            <text:p text:style-name="P13">-</text:p>
          </table:table-cell>
        </table:table-row>
      </table:table>
      <text:p text:style-name="P5"/>
      <text:p text:style-name="P5"/>
      <text:p text:style-name="P6">Requisitos Não Funcionais</text:p>
      <text:p text:style-name="P6"/>
      <table:table table:name="SemanticAnnotation-ref-tbrnf" table:style-name="SemanticAnnotation-ref-tbrnf">
        <table:table-column table:style-name="SemanticAnnotation-ref-tbrnf.A"/>
        <table:table-column table:style-name="SemanticAnnotation-ref-tbrnf.B"/>
        <table:table-column table:style-name="SemanticAnnotation-ref-tbrnf.C"/>
        <table:table-column table:style-name="SemanticAnnotation-ref-tbrnf.D"/>
        <table:table-column table:style-name="SemanticAnnotation-ref-tbrnf.E"/>
        <table:table-row table:style-name="SemanticAnnotation-ref-tbrnf.1">
          <table:table-cell table:style-name="SemanticAnnotation-ref-tbrnf.A1" office:value-type="string">
            <text:p text:style-name="Standard">Identificador</text:p>
          </table:table-cell>
          <table:table-cell table:style-name="SemanticAnnotation-ref-tbrnf.A1" office:value-type="string">
            <text:p text:style-name="P17">Descrição</text:p>
          </table:table-cell>
          <table:table-cell table:style-name="SemanticAnnotation-ref-tbrnf.A1" office:value-type="string">
            <text:p text:style-name="P17">Categoria</text:p>
          </table:table-cell>
          <table:table-cell table:style-name="SemanticAnnotation-ref-tbrnf.A1" office:value-type="string">
            <text:p text:style-name="P17">Escopo</text:p>
          </table:table-cell>
          <table:table-cell table:style-name="SemanticAnnotation-ref-tbrnf.A1" office:value-type="string">
            <text:p text:style-name="P17">Prioridade</text:p>
          </table:table-cell>
        </table:table-row>
        <table:table-row table:style-name="SemanticAnnotation-ref-tbrnf.1">
          <table:table-cell table:style-name="SemanticAnnotation-ref-tbrnf.A2" office:value-type="string">
            <text:p text:style-name="P22">RNF01</text:p>
            <text:p text:style-name="P22">RNF02</text:p>
          </table:table-cell>
          <table:table-cell table:style-name="SemanticAnnotation-ref-tbrnf.B2" office:value-type="string">
            <text:p text:style-name="P24">Implementação Web</text:p>
            <text:p text:style-name="P24">Intuitivo</text:p>
          </table:table-cell>
          <table:table-cell table:style-name="SemanticAnnotation-ref-tbrnf.C2" office:value-type="string">
            <text:p text:style-name="P24">Portabilidade</text:p>
            <text:p text:style-name="P24">Facilidade de Operação</text:p>
            <text:p text:style-name="P13"/>
          </table:table-cell>
          <table:table-cell table:style-name="SemanticAnnotation-ref-tbrnf.D2" office:value-type="string">
            <text:p text:style-name="P13">-</text:p>
          </table:table-cell>
          <table:table-cell table:style-name="SemanticAnnotation-ref-tbrnf.E2" office:value-type="string">
            <text:p text:style-name="P24">Alta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Wedgie Medium" svg:font-family="'Wedgie Medium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Subtitle" style:class="chapter">
      <style:paragraph-properties fo:margin-top="0.423cm" fo:margin-bottom="0.106cm" loext:contextual-spacing="false" fo:text-align="center" style:justify-single-word="false" fo:keep-with-next="always"/>
      <style:text-properties style:font-name="Arial" fo:font-family="Arial" style:font-family-generic="swiss" style:font-pitch="variable" fo:font-size="16pt" fo:font-weight="bold" style:letter-kerning="true" style:font-name-asian="MS Mincho" style:font-family-asian="'MS Mincho'" style:font-family-generic-asian="system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List" style:family="paragraph" style:parent-style-name="Standard" style:class="list">
      <style:paragraph-properties fo:margin-left="0.499cm" fo:margin-right="0cm" fo:margin-top="0cm" fo:margin-bottom="0cm" loext:contextual-spacing="false" fo:text-indent="-0.499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Corpo_20_de_20_texto_20_2" style:display-name="Corpo de texto 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size-complex="10pt"/>
    </style:style>
    <style:style style:name="EstiloRAF" style:family="paragraph" style:parent-style-name="Standard">
      <style:paragraph-properties fo:text-align="justify" style:justify-single-word="false"/>
      <style:text-properties style:font-size-complex="10pt"/>
    </style:style>
    <style:style style:name="Header" style:family="paragraph" style:parent-style-name="Standard" style:class="extra">
      <style:paragraph-properties style:text-autospace="none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Wedgie Medium" fo:font-family="'Wedgie Medium'" style:font-family-generic="roman" style:font-pitch="variable" fo:font-size="11pt" style:font-size-asian="11pt" style:font-size-complex="11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Signature" style:family="paragraph" style:parent-style-name="Standard" style:class="text">
      <style:paragraph-properties fo:margin-left="7.5cm" fo:margin-right="0cm" fo:margin-top="0cm" fo:margin-bottom="0cm" loext:contextual-spacing="false" fo:text-indent="0cm" style:auto-text-indent="false"/>
    </style:style>
    <style:style style:name="Assinatura_20_de_20_email" style:display-name="Assinatura de email" style:family="paragraph" style:parent-style-name="Standard"/>
    <style:style style:name="Texto_20_de_20_comentário" style:display-name="Texto de comentário" style:family="paragraph" style:parent-style-name="Standard">
      <style:text-properties fo:font-size="10pt" style:font-size-asian="10pt" style:font-size-complex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Cabeçalho_20_da_20_mensagem" style:display-name="Cabeçalho da mensagem" style:family="paragraph" style:parent-style-name="Standard">
      <loext:graphic-properties draw:fill="solid" draw:fill-color="#cccccc" draw:opacity="100%"/>
      <style:paragraph-properties fo:margin-left="2cm" fo:margin-right="0cm" fo:margin-top="0cm" fo:margin-bottom="0cm" loext:contextual-spacing="false" fo:text-indent="-2cm" style:auto-text-indent="false" fo:background-color="#cccccc" fo:padding="0.035cm" fo:border="0.51pt solid #000000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Com_20_marcadores" style:display-name="Com marcadores" style:family="paragraph" style:parent-style-name="Standard" style:list-style-name="WW8Num10"/>
    <style:style style:name="Com_20_marcadores_20_2" style:display-name="Com marcadores 2" style:family="paragraph" style:parent-style-name="Standard" style:list-style-name="WW8Num8"/>
    <style:style style:name="Com_20_marcadores_20_3" style:display-name="Com marcadores 3" style:family="paragraph" style:parent-style-name="Standard" style:list-style-name="WW8Num7"/>
    <style:style style:name="Com_20_marcadores_20_4" style:display-name="Com marcadores 4" style:family="paragraph" style:parent-style-name="Standard" style:list-style-name="WW8Num6"/>
    <style:style style:name="Com_20_marcadores_20_5" style:display-name="Com marcadores 5" style:family="paragraph" style:parent-style-name="Standard" style:list-style-name="WW8Num5"/>
    <style:style style:name="Corpo_20_de_20_texto_20_3" style:display-name="Corpo de texto 3" style:family="paragraph" style:parent-style-name="Standard">
      <style:paragraph-properties fo:margin-top="0cm" fo:margin-bottom="0.212cm" loext:contextual-spacing="false"/>
      <style:text-properties fo:font-size="8pt" style:font-size-asian="8pt" style:font-size-complex="8pt"/>
    </style:style>
    <style:style style:name="Data" style:family="paragraph" style:parent-style-name="Standard" style:next-style-name="Standard"/>
    <style:style style:name="Addressee" style:family="paragraph" style:parent-style-name="Standard" style:class="extra">
      <style:paragraph-properties fo:margin-left="5.001cm" fo:margin-right="0cm" fo:margin-top="0cm" fo:margin-bottom="0cm" loext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Encerramento" style:family="paragraph" style:parent-style-name="Standard">
      <style:paragraph-properties fo:margin-left="7.5cm" fo:margin-right="0cm" fo:margin-top="0cm" fo:margin-bottom="0cm" loext:contextual-spacing="false" fo:text-indent="0cm" style:auto-text-indent="false"/>
    </style:style>
    <style:style style:name="Endereço_20_HTML" style:display-name="Endereço HTML" style:family="paragraph" style:parent-style-name="Standard">
      <style:text-properties fo:font-style="italic" style:font-style-asian="italic" style:font-style-complex="italic"/>
    </style:style>
    <style:style style:name="Estrutura_20_do_20_documento" style:display-name="Estrutura do documento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Índice_20_de_20_autoridades" style:display-name="Índice de autoridades" style:family="paragraph" style:parent-style-name="Standard" style:next-style-name="Standard">
      <style:paragraph-properties fo:margin-left="0.423cm" fo:margin-right="0cm" fo:margin-top="0cm" fo:margin-bottom="0cm" loext:contextual-spacing="false" fo:text-indent="-0.423cm" style:auto-text-indent="false"/>
    </style:style>
    <style:style style:name="Índice_20_de_20_figuras" style:display-name="Índice de figuras" style:family="paragraph" style:parent-style-name="Standard" style:next-style-name="Standard">
      <style:paragraph-properties fo:margin-left="0.847cm" fo:margin-right="0cm" fo:margin-top="0cm" fo:margin-bottom="0cm" loext:contextual-spacing="false" fo:text-indent="-0.847cm" style:auto-text-indent="false"/>
    </style:style>
    <style:style style:name="List_20_2" style:display-name="List 2" style:family="paragraph" style:parent-style-name="Standard" style:class="list">
      <style:paragraph-properties fo:margin-left="0.998cm" fo:margin-right="0cm" fo:margin-top="0cm" fo:margin-bottom="0cm" loext:contextual-spacing="false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margin-top="0cm" fo:margin-bottom="0cm" loext:contextual-spacing="false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margin-top="0cm" fo:margin-bottom="0cm" loext:contextual-spacing="false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margin-top="0cm" fo:margin-bottom="0cm" loext:contextual-spacing="false" fo:text-indent="-0.499cm" style:auto-text-indent="false"/>
    </style:style>
    <style:style style:name="Lista_20_de_20_continuação" style:display-name="Lista de continuação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</style:style>
    <style:style style:name="Lista_20_de_20_continuação_20_2" style:display-name="Lista de continuação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Lista_20_de_20_continuação_20_3" style:display-name="Lista de continuação 3" style:family="paragraph" style:parent-style-name="Standard">
      <style:paragraph-properties fo:margin-left="1.498cm" fo:margin-right="0cm" fo:margin-top="0cm" fo:margin-bottom="0.212cm" loext:contextual-spacing="false" fo:text-indent="0cm" style:auto-text-indent="false"/>
    </style:style>
    <style:style style:name="Lista_20_de_20_continuação_20_4" style:display-name="Lista de continuação 4" style:family="paragraph" style:parent-style-name="Standard">
      <style:paragraph-properties fo:margin-left="1.997cm" fo:margin-right="0cm" fo:margin-top="0cm" fo:margin-bottom="0.212cm" loext:contextual-spacing="false" fo:text-indent="0cm" style:auto-text-indent="false"/>
    </style:style>
    <style:style style:name="Lista_20_de_20_continuação_20_5" style:display-name="Lista de continuação 5" style:family="paragraph" style:parent-style-name="Standard">
      <style:paragraph-properties fo:margin-left="2.496cm" fo:margin-right="0cm" fo:margin-top="0cm" fo:margin-bottom="0.212cm" loext:contextual-spacing="false" fo:text-indent="0cm" style:auto-text-indent="false"/>
    </style:style>
    <style:style style:name="Numerada" style:family="paragraph" style:parent-style-name="Standard" style:list-style-name="WW8Num9"/>
    <style:style style:name="Numerada_20_2" style:display-name="Numerada 2" style:family="paragraph" style:parent-style-name="Standard" style:list-style-name="WW8Num4"/>
    <style:style style:name="Numerada_20_3" style:display-name="Numerada 3" style:family="paragraph" style:parent-style-name="Standard" style:list-style-name="WW8Num3"/>
    <style:style style:name="Numerada_20_4" style:display-name="Numerada 4" style:family="paragraph" style:parent-style-name="Standard" style:list-style-name="WW8Num2"/>
    <style:style style:name="Numerada_20_5" style:display-name="Numerada 5" style:family="paragraph" style:parent-style-name="Standard" style:list-style-name="WW8Num1"/>
    <style:style style:name="Pré-formatação_20_HTML" style:display-name="Pré-formatação HTML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rimeiro_20_recuo_20_de_20_corpo_20_de_20_texto" style:display-name="Primeiro recuo de corpo de texto" style:family="paragraph" style:parent-style-name="Text_20_body">
      <style:paragraph-properties fo:margin-left="0cm" fo:margin-right="0cm" fo:margin-top="0cm" fo:margin-bottom="0cm" loext:contextual-spacing="false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Primeiro_20_recuo_20_de_20_corpo_20_de_20_texto_20_2" style:display-name="Primeiro recuo de corpo de texto 2" style:family="paragraph" style:parent-style-name="Text_20_body_20_indent">
      <style:paragraph-properties fo:margin-left="0.499cm" fo:margin-right="0cm" fo:margin-top="0cm" fo:margin-bottom="0cm" loext:contextual-spacing="false" fo:text-indent="0.37cm" style:auto-text-indent="false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Recuo_20_normal" style:display-name="Recuo normal" style:family="paragraph" style:parent-style-name="Standard">
      <style:paragraph-properties fo:margin-left="1.249cm" fo:margin-right="0cm" fo:margin-top="0cm" fo:margin-bottom="0cm" loext:contextual-spacing="false" fo:text-indent="0cm" style:auto-text-indent="false"/>
    </style:style>
    <style:style style:name="Sender" style:family="paragraph" style:parent-style-name="Standard" style:class="extra"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-0.423cm" style:auto-text-indent="false"/>
    </style:style>
    <style:style style:name="Remissivo_20_4" style:display-name="Remissivo 4" style:family="paragraph" style:parent-style-name="Standard" style:next-style-name="Standard">
      <style:paragraph-properties fo:margin-left="1.693cm" fo:margin-right="0cm" fo:margin-top="0cm" fo:margin-bottom="0cm" loext:contextual-spacing="false" fo:text-indent="-0.423cm" style:auto-text-indent="false"/>
    </style:style>
    <style:style style:name="Remissivo_20_5" style:display-name="Remissivo 5" style:family="paragraph" style:parent-style-name="Standard" style:next-style-name="Standard">
      <style:paragraph-properties fo:margin-left="2.117cm" fo:margin-right="0cm" fo:margin-top="0cm" fo:margin-bottom="0cm" loext:contextual-spacing="false" fo:text-indent="-0.423cm" style:auto-text-indent="false"/>
    </style:style>
    <style:style style:name="Remissivo_20_6" style:display-name="Remissivo 6" style:family="paragraph" style:parent-style-name="Standard" style:next-style-name="Standard">
      <style:paragraph-properties fo:margin-left="2.54cm" fo:margin-right="0cm" fo:margin-top="0cm" fo:margin-bottom="0cm" loext:contextual-spacing="false" fo:text-indent="-0.423cm" style:auto-text-indent="false"/>
    </style:style>
    <style:style style:name="Remissivo_20_7" style:display-name="Remissivo 7" style:family="paragraph" style:parent-style-name="Standard" style:next-style-name="Standard">
      <style:paragraph-properties fo:margin-left="2.963cm" fo:margin-right="0cm" fo:margin-top="0cm" fo:margin-bottom="0cm" loext:contextual-spacing="false" fo:text-indent="-0.423cm" style:auto-text-indent="false"/>
    </style:style>
    <style:style style:name="Remissivo_20_8" style:display-name="Remissivo 8" style:family="paragraph" style:parent-style-name="Standard" style:next-style-name="Standard">
      <style:paragraph-properties fo:margin-left="3.387cm" fo:margin-right="0cm" fo:margin-top="0cm" fo:margin-bottom="0cm" loext:contextual-spacing="false" fo:text-indent="-0.423cm" style:auto-text-indent="false"/>
    </style:style>
    <style:style style:name="Remissivo_20_9" style:display-name="Remissivo 9" style:family="paragraph" style:parent-style-name="Standard" style:next-style-name="Standard">
      <style:paragraph-properties fo:margin-left="3.81cm" fo:margin-right="0cm" fo:margin-top="0cm" fo:margin-bottom="0cm" loext:contextual-spacing="false" fo:text-indent="-0.423cm" style:auto-text-indent="false"/>
    </style:style>
    <style:style style:name="Saudação" style:family="paragraph" style:parent-style-name="Standard" style:next-style-name="Standard"/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o_20_de_20_macro" style:display-name="Texto de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family="'Courier New'" style:font-family-generic="modern" fo:font-size="10pt" fo:language="pt" fo:country="BR" style:font-name-asian="Arial" style:font-family-asian="Arial" style:font-family-generic-asian="swiss" style:font-pitch-asian="variable" style:font-size-asian="10pt" style:font-name-complex="Courier New" style:font-family-complex="'Courier New'" style:font-family-generic-complex="modern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o_20_em_20_bloco" style:display-name="Texto em bloco" style:family="paragraph" style:parent-style-name="Standard">
      <style:paragraph-properties fo:margin-left="2.54cm" fo:margin-right="2.54cm" fo:margin-top="0cm" fo:margin-bottom="0.212cm" loext:contextual-spacing="false" fo:text-indent="0cm" style:auto-text-indent="false"/>
    </style:style>
    <style:style style:name="Texto_20_sem_20_formatação" style:display-name="Texto sem formataçã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ítulo_20_da_20_nota" style:display-name="Título da nota" style:family="paragraph" style:parent-style-name="Standard" style:next-style-name="Standard"/>
    <style:style style:name="Título_20_de_20_índice_20_de_20_autoridades" style:display-name="Título de índice de autoridades" style:family="paragraph" style:parent-style-name="Standard" style:next-style-name="Standard">
      <style:paragraph-properties fo:margin-top="0.212cm" fo:margin-bottom="0cm" loext:contextual-spacing="false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Contents_20_Heading" style:display-name="Contents Heading" style:family="paragraph" style:parent-style-name="Standard" style:next-style-name="Index_20_1" style:class="index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Footnote_20_Symbol" style:display-name="Footnote Symbol" style:family="text" style:parent-style-name="Fonte_20_parág._20_padrão">
      <style:text-properties style:text-position="super 58%"/>
    </style:style>
    <style:style style:name="SemanticAnnotation-ref-hf002" style:family="text" style:parent-style-name="Fonte_20_parág._20_padrão">
      <style:text-properties fo:language="en" fo:country="US"/>
    </style:style>
    <style:style style:name="SemanticAnnotation-ref-hf001" style:family="text">
      <style:text-properties fo:background-color="transparent"/>
    </style:style>
    <style:style style:name="SemanticAnnotation-ref-hf003" style:family="text" style:parent-style-name="SemanticAnnotation-ref-hf001"/>
    <style:style style:name="SemanticAnnotation-ref-hf008" style:family="text" style:parent-style-name="SemanticAnnotation-ref-hf00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1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prefix="RNF" style:num-suffix="." style:num-format="1">
        <style:list-level-properties text:list-level-position-and-space-mode="label-alignment">
          <style:list-level-label-alignment text:label-followed-by="listtab" text:list-tab-stop-position="1.27cm" fo:text-indent="-0.9cm" fo:margin-left="1.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prefix="RF" style:num-suffix="." style:num-format="1">
        <style:list-level-properties text:list-level-position-and-space-mode="label-alignment">
          <style:list-level-label-alignment text:label-followed-by="listtab" text:list-tab-stop-position="1.27cm" fo:text-indent="-0.87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Verdana" fo:font-size="10pt" style:font-size-asian="10pt" style:font-size-complex="10pt"/>
    </style:style>
    <style:style style:name="MP2" style:family="paragraph" style:parent-style-name="Header">
      <style:text-properties style:font-name="Verdana"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2.501cm" fo:margin-right="2cm" style:writing-mode="lr-tb" style:layout-grid-color="#c0c0c0" style:layout-grid-lines="2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7.94cm" fo:page-height="21.59cm" style:num-format="1" style:print-orientation="landscape" fo:margin-top="1.251cm" fo:margin-bottom="3cm" fo:margin-left="2.501cm" fo:margin-right="2.501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><text:page-number text:select-page="current">1</text:page-number></text:p>
        <text:p text:style-name="MP2"><text:tab/><text:tab/> <text:s text:c="4"/>IFES / Serra</text:p>
      </style:header>
      <style:footer>
        <text:p text:style-name="Footer"/>
      </style:footer>
    </style:master-page>
    <style:master-page style:name="Converter_20_1" style:display-name="Converter 1" style:page-layout-name="Mpm3" style:next-style-name="Próxima_20_conversão_20_1">
      <style:header>
        <text:p text:style-name="MP1"><text:page-number text:select-page="current">3</text:page-number></text:p>
        <text:p text:style-name="MP2">Fábrica de Software<text:tab/><text:tab/>IFES / Serra</text:p>
      </style:header>
      <style:footer>
        <text:p text:style-name="Footer"/>
      </style:footer>
    </style:master-page>
    <style:master-page style:name="Próxima_20_conversão_20_1" style:display-name="Próxima conversão 1" style:page-layout-name="Mpm4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Documento Plano de Riscos</dc:title>
    <meta:initial-creator>w</meta:initial-creator>
    <meta:creation-date>2010-09-10T07:09:00</meta:creation-date>
    <dc:date>2016-03-13T14:48:25.073381279</dc:date>
    <meta:print-date>2005-10-28T10:36:00</meta:print-date>
    <meta:editing-cycles>41</meta:editing-cycles>
    <meta:editing-duration>PT4H13M49S</meta:editing-duration>
    <meta:generator>LibreOffice/5.0.5.2$Linux_X86_64 LibreOffice_project/00m0$Build-2</meta:generator>
    <dc:creator>Cristian </dc:creator>
    <meta:document-statistic meta:table-count="5" meta:image-count="0" meta:object-count="0" meta:page-count="2" meta:paragraph-count="85" meta:word-count="328" meta:character-count="2111" meta:non-whitespace-character-count="1860"/>
    <meta:user-defined meta:name="Informações 1"/>
    <meta:user-defined meta:name="Informações 2"/>
    <meta:user-defined meta:name="Informações 3"/>
    <meta:user-defined meta:name="Informações 4"/>
  </office:meta>
</office:document-meta>
</file>